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17cm"/>
    </style:style>
    <style:style style:name="Table1.A1" style:family="table-cell">
      <style:table-cell-properties style:vertical-align="middle" fo:padding="0cm" fo:border="none"/>
    </style:style>
    <style:style style:name="Table2" style:family="table">
      <style:table-properties style:width="17cm" table:align="left" fo:background-color="#ffffff">
        <style:background-image/>
      </style:table-properties>
    </style:style>
    <style:style style:name="Table2.A" style:family="table-column">
      <style:table-column-properties style:column-width="17cm"/>
    </style:style>
    <style:style style:name="Table2.A1" style:family="table-cell">
      <style:table-cell-properties style:vertical-align="middle" fo:padding="0cm" fo:border="none"/>
    </style:style>
    <style:style style:name="P1" style:family="paragraph" style:parent-style-name="Table_20_Contents">
      <style:text-properties fo:font-size="2pt" style:font-size-asian="2pt" style:font-size-complex="2pt"/>
    </style:style>
    <style:style style:name="P2" style:family="paragraph" style:parent-style-name="Standard">
      <style:text-properties officeooo:rsid="001e993f" officeooo:paragraph-rsid="001e993f"/>
    </style:style>
    <style:style style:name="P3" style:family="paragraph" style:parent-style-name="Text_20_body">
      <style:text-properties officeooo:rsid="001d788a" officeooo:paragraph-rsid="001d788a"/>
    </style:style>
    <style:style style:name="P4" style:family="paragraph" style:parent-style-name="Text_20_body">
      <style:text-properties officeooo:rsid="001e993f" officeooo:paragraph-rsid="001e993f"/>
    </style:style>
    <style:style style:name="P5" style:family="paragraph" style:parent-style-name="Text_20_body">
      <style:paragraph-properties fo:margin-top="0cm" fo:margin-bottom="0cm" loext:contextual-spacing="false"/>
    </style:style>
    <style:style style:name="P6" style:family="paragraph" style:parent-style-name="Heading_20_2">
      <style:text-properties officeooo:rsid="001e993f" officeooo:paragraph-rsid="001e993f"/>
    </style:style>
    <style:style style:name="T1" style:family="text">
      <style:text-properties officeooo:rsid="001d788a"/>
    </style:style>
    <style:style style:name="T2" style:family="text">
      <style:text-properties fo:font-weight="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Heading_20_2" text:outline-level="2">When is the UPDATE_STATISTICS command used?</text:h>
      <text:p text:style-name="Text_20_body">- When the processing of large data is done, this command is used. <text:line-break/><text:line-break/>- Whenever large number of deletions, modification or copy takes place into the tables, the indexes need to be updated to take care of these changes. UPDATE_STATISTICS performs this job.</text:p>
      <text:p text:style-name="Text_20_body"/>
      <text:h text:style-name="Heading_20_2" text:outline-level="2"><text:span text:style-name="T1">How can you check the</text:span> execution plan?</text:h>
      <text:p text:style-name="Text_20_body">Query execution plan can be viewed by : <text:line-break/>- Using the Show Execution Plan option available in Query Analyzer,<text:line-break/>- Displaying Estimated Execution Plan on the query dropdown menu, <text:line-break/>- Use the SET SHOWPLAN_TEXT ON command before running a query and capturing the execution plan event in a SQL Server Profiler trace.</text:p>
      <text:p text:style-name="Text_20_body"/>
      <table:table table:name="Table1" table:style-name="Table1">
        <table:table-column table:style-name="Table1.A"/>
        <table:table-row>
          <table:table-cell table:style-name="Table1.A1" office:value-type="string">
            <text:h text:style-name="Heading_20_2" text:outline-level="2">What is the function of SQL Server Agent Windows service?</text:h>
            <text:p text:style-name="Table_20_Contents">- It is a Windows service which handles the tasks scheduled within the SQL Server environment. These tasks are also called as job and are stored with in SQL server. The jobs may run through a trigger, a predefined schedule or on demand. <text:line-break/><text:line-break/>- This service is very useful in determining why a particular job did not run as intended.</text:p>
          </table:table-cell>
        </table:table-row>
        <table:table-row>
          <table:table-cell table:style-name="Table1.A1" office:value-type="string">
            <text:p text:style-name="P1"/>
          </table:table-cell>
        </table:table-row>
      </table:table>
      <text:p text:style-name="Text_20_body"/>
      <text:h text:style-name="Heading_20_2" text:outline-level="2">Differentiate between a primary key and a unique key.</text:h>
      <text:p text:style-name="Text_20_body">- By default, clustered index on the column are created by the primary key whereas nonclustered index are created by unique key. <text:line-break/><text:line-break/>- Primary key doesn't allow NULLs, but unique key allows one NULL.</text:p>
      <text:p text:style-name="Text_20_body"/>
      <text:h text:style-name="Heading_20_2" text:outline-level="2">Differentiate between a Local and a Global temporary table?</text:h>
      <text:p text:style-name="Text_20_body"><text:span text:style-name="T2">Local Temporary Table</text:span><text:line-break/><text:line-break/>- A local temporary table exists only for the duration of a connection or, if defined inside a compound statement, for the duration of the compound statement.<text:line-break/><text:line-break/><text:span text:style-name="T2">Global Temporary Table</text:span> <text:line-break/><text:soft-page-break/><text:line-break/>- Global temporary tables (created with a double “##”) are visible to all sessions. <text:line-break/>- Global temporary tables are dropped when the session that created it ends, and all other sessions have stopped referencing it.</text:p>
      <text:p text:style-name="Text_20_body"/>
      <text:h text:style-name="Heading_20_2" text:outline-level="2">Explain different types of Locks in SQL Server.</text:h>
      <text:p text:style-name="P5"><text:span text:style-name="T2">There are 3 kinds of locks in SQL Server:</text:span><text:line-break/><text:line-break/><text:span text:style-name="T2">i.) Shared locks:</text:span> They are used for operations which do not allow any change or update of data. <text:span text:style-name="T2">For e.g.</text:span></text:p>
      <text:p text:style-name="P5">SELECT</text:p>
      <text:p text:style-name="P5"><text:line-break/><text:span text:style-name="T2">ii.) Update locks:</text:span> They are used when SQL Server wants to modify a page. The update page lock is then promoted to an exclusive page lock before actually making the changes. <text:line-break/><text:line-break/><text:span text:style-name="T2">iii.) Exclusive locks:</text:span> They are used for the data modification operations. <text:span text:style-name="T2">For e.g.</text:span></text:p>
      <text:p text:style-name="P5">UPDATE, INSERT, or DELETE.</text:p>
      <text:p text:style-name="Text_20_body"/>
      <text:h text:style-name="Heading_20_2" text:outline-level="2">What is DBCC? Give few examples.</text:h>
      <text:p text:style-name="Text_20_body">DBCC stands for Database Consistency Checker.These commands are used to check the consistency of the database like validation tasks, maintenance and status checks.<text:line-break/><text:line-break/><text:span text:style-name="T2">For example –</text:span><text:line-break/><text:span text:style-name="T2">1. DBCC CHECKALLOC –</text:span> It is used to check that all pages are correctly allocated in database.<text:line-break/><text:span text:style-name="T2">2. DBCC CHECKDB – </text:span>It is used to check the integrity &amp; allocation of specific objects in a database.<text:line-break/><text:span text:style-name="T2">3. DBCC SQLPERF – </text:span>It is used to show transaction log statistics.<text:line-break/><text:span text:style-name="T2">4. DBCC SQLFILEGROUP – </text:span>It used to check all the tables file group for any design.</text:p>
      <text:p text:style-name="Text_20_body"/>
      <text:h text:style-name="Heading_20_2" text:outline-level="2">What is CTE (Common Table Expression)?</text:h>
      <text:p text:style-name="Text_20_body">When a complex SQL statement has number of joins then it can be made easier by using Common Table Expression.</text:p>
      <text:p text:style-name="P3">Write the query with the “WITH” syntax and define a “temp view” for the query.</text:p>
      <text:p text:style-name="Text_20_body"/>
      <text:h text:style-name="Heading_20_2" text:outline-level="2"><text:soft-page-break/>What is difference between clustered and non clustered index?</text:h>
      <text:p text:style-name="P5">- A table can have only one Clustered Index at a time which is generally created on primary key and can have more than one non clustered indexes (maximum up to 999).<text:line-break/>- The leaf level of clustered index is actual data pages of the table. Whereas in case of non-clustered index the leaf level is a pointer to the data.<text:line-break/>- Non-clustered index is faster than clustered index because when we use DML statement on clustered index, performance issues may occurred since it has to update the index every time a DML statement is executed.<text:line-break/>- Syntax of creative clustered / non clustered index is as follow:</text:p>
      <text:p text:style-name="P5">CREATE [CLUSTERED | NON CLUSTERED] INDEX index_name<text:line-break/>ON &lt;object&gt; (column [ASC | DESC] [,…n])</text:p>
      <text:p text:style-name="Text_20_body"/>
      <text:h text:style-name="Heading_20_2" text:outline-level="2">What is use of EXCEPT clause? How does it differ from NOT IN clause?</text:h>
      <text:p text:style-name="Text_20_body">- When we combine two queries using EXCEPT clause, it will return distinct rows from the first SELECT statement that are not returned by the second one.<text:line-break/><text:line-break/>- EXCEPT clause works the same way as the UNION operator of SQL and MINUS clause in Oracle.</text:p>
      <text:p text:style-name="P4">SELECT … FROM …</text:p>
      <text:p text:style-name="P4">EXCEPT</text:p>
      <text:p text:style-name="P4">SELECT … FROM …</text:p>
      <text:p text:style-name="P4"/>
      <text:p text:style-name="P2"><text:bookmark text:name="dgContent"/></text:p>
      <table:table table:name="Table2" table:style-name="Table2">
        <table:table-column table:style-name="Table2.A"/>
        <table:table-row>
          <table:table-cell table:style-name="Table2.A1" office:value-type="string">
            <text:h text:style-name="Heading_20_2" text:outline-level="2">What is difference between Index Seek vs. Index Scan?</text:h>
            <text:p text:style-name="Table_20_Contents">- Index Seek and Index Scan are operation for query tuning in execution plans.<text:line-break/><text:line-break/>- Table Scan scans every record of the table. So the cost of proportional is the number of rows of that table.<text:line-break/><text:line-break/>- The Index Scan is preferred only when the table is small.<text:line-break/><text:line-break/>- Index Seek only touches the rows which qualify and the pages that contain that qualifying rows, so the cost of proportional is the number of qualifying rows and pages instead of the number of rows in the table.<text:line-break/><text:line-break/>- Index seek is preferred for highly sensitive queries</text:p>
          </table:table-cell>
        </table:table-row>
        <table:table-row>
          <table:table-cell table:style-name="Table2.A1" office:value-type="string">
            <text:p text:style-name="P1"/>
          </table:table-cell>
        </table:table-row>
      </table:table>
      <text:p text:style-name="P4"/>
      <text:h text:style-name="P6" text:outline-level="2"><text:soft-page-break/>What is Scheduled job and how to create it?</text:h>
      <text:p text:style-name="Text_20_body">-If we want to execute any procedural code automatically on specific time either once or repeatedly then we can create a Scheduled job for that code.<text:line-break/><text:line-break/>-<text:span text:style-name="T2">Following are the steps to create a Scheduled Job:</text:span><text:line-break/><text:line-break/>1. Connect to your database of SQL server in SQL Server Management Studio.<text:line-break/>2. On the SQL Server Agent. There you will find a Jobs folder. Right click on jobs and choose Add New.<text:line-break/>3. A New Job window will appear. Give a related name for the job.<text:line-break/>4. Click next on the "Steps" in the left menu. A SQL job can have multiple steps either in the form of SQL statement or a stored procedure call.<text:line-break/>5. Click on the "Schedules" in the left menu. A SQL job can contain one or more schedules. A schedule is basically the time at which sql job will run itself. You can specify recurring schedules also.<text:line-break/><text:line-break/>-Using scheduled job you can also create alert and notifications.</text:p>
      <text:p text:style-name="Text_20_body"/>
      <text:h text:style-name="Heading_20_2" text:outline-level="2">What is OPENXML in SQL Server?</text:h>
      <text:p text:style-name="Text_20_body">-OPENXML provides an easy way to use an XML document as a data-source for your procedures. <text:line-break/><text:line-break/>-OPENXML data can be manipulated the same way we deal with database tables by treating xml tags in the form of columns and the value in the form of rows.<text:line-break/><text:line-break/>-By using OPENXML Data can be inserted or updated very quickly without multiple trips to the database.</text:p>
      <text:p text:style-name="Text_20_body"/>
      <text:h text:style-name="Heading_20_2" text:outline-level="2">What are Sparse columns?</text:h>
      <text:p text:style-name="Text_20_body">- Sparse column is a type of column which is used to optimize storage for null values.<text:line-break/><text:line-break/>- When a column there is big number of null then by defining that column as spars column we can save a large amount of disk space.<text:line-break/><text:line-break/>- The drawback of sparse column is that it requires more space for the non null values. When we define a column as sparse it requires additional 4 Byte for not null values.</text:p>
      <text:p text:style-name="Text_20_body"/>
      <text:h text:style-name="Heading_20_2" text:outline-level="2"><text:soft-page-break/>What is RANK function?</text:h>
      <text:p text:style-name="Text_20_body">-RANK is one of the Ranking functions which are used to give rank to each row in the result set of a SELECT statement.<text:line-break/><text:line-break/>-For using this function first specify the function name, followed by the empty parentheses.<text:line-break/><text:line-break/>-Then specify the OVER function. For this function, you have to pass an ORDER BY clause as an argument. The clause specifies the column(s) that you are going to rank.</text:p>
      <text:p text:style-name="Text_20_body"/>
      <text:h text:style-name="Heading_20_2" text:outline-level="2">What is log shipping?</text:h>
      <text:p text:style-name="Text_20_body"><text:line-break/>-Log shipping synchronizes the database only. <text:line-break/><text:line-break/><text:span text:style-name="T2">The main functions of Log Shipping are as follows:</text:span><text:line-break/><text:line-break/>1. To Back up the transaction log of the primary database<text:line-break/>2. To Copy the transaction log backup to every secondary server<text:line-break/>3. To Restore the transaction log backup on the secondary database</text:p>
      <text:p text:style-name="Text_20_body"/>
      <text:h text:style-name="Heading_20_2" text:outline-level="2">What is SQL Profiler?</text:h>
      <text:p text:style-name="Text_20_body">-SQL Server provides a graphical tool which helps system administrators to monitor T-SQL statements of Database Engine.<text:line-break/><text:line-break/>-SQL Profiler can capture and store data related to every event to a file or a table.</text:p>
      <text:p text:style-name="Text_20_body">-<text:span text:style-name="T2">SQL Server Profiler can be used :</text:span><text:line-break/><text:line-break/>1. To create a trace <text:line-break/>2. To store the trace results in a table.<text:line-break/>3. To watch the trace results when the trace runs <text:line-break/>4. To replay the trace results <text:line-break/>5. To start, stop, pause, and modify the trace results</text:p>
      <text:p text:style-name="Text_20_body"/>
      <text:h text:style-name="Heading_20_2" text:outline-level="2">What are different types of replication in SQL Server?</text:h>
      <text:p text:style-name="Text_20_body"><text:span text:style-name="T2">There are three types of replication in SQL SERVER :</text:span><text:line-break/><text:line-break/><text:span text:style-name="T2">1. Snapshot Replication</text:span><text:line-break/><text:soft-page-break/><text:line-break/>- In Snapshot Replication snapshot of one database is transferred to another database.<text:line-break/><text:line-break/>- In this replication data can be refreshed periodically and all data will be copied to another database every time the table is refreshed.<text:line-break/><text:line-break/><text:span text:style-name="T2">2. Transactional Replication</text:span><text:line-break/><text:line-break/>- In transactional replication data will be same as in snapshot replication, but later only the transactions are synchronized instead of replicating the whole database.<text:line-break/><text:line-break/>- We can specify the refresh of database either continuously or on periodic basis.<text:line-break/><text:line-break/><text:span text:style-name="T2">3. Merge Replication</text:span><text:line-break/><text:line-break/>- Merge replication replicate data from multiple sources into a single central database.<text:line-break/><text:line-break/>- The initial load will be same as in snapshot replication but later it allows change of data both on subscriber and publisher, later when they come on-line it detects and combines them and updates accordingly.</text:p>
      <text:p text:style-name="Text_20_body"/>
      <text:h text:style-name="Heading_20_2" text:outline-level="2">What are Magic tables in SQL Server?</text:h>
      <text:p text:style-name="Text_20_body">-In SQL Server there are two system tables “Inserted” and “Deleted” called Magic tables.<text:line-break/><text:line-break/>-These are not the physical tables but the virtual tables generally used with the triggers to retrieve the inserted, deleted or updated rows.</text:p>
      <text:p text:style-name="Text_20_body"/>
      <text:p text:style-name="Text_20_body"><text:span text:style-name="T3">Explain Collation?</text:span><text:line-break/>Ans. It is a set of rules that is used to determine that how character data can be compared and sort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09:55:21.520152396</meta:creation-date>
    <dc:date>2016-12-30T10:16:22.154996161</dc:date>
    <meta:editing-duration>PT20M59S</meta:editing-duration>
    <meta:editing-cycles>3</meta:editing-cycles>
    <meta:generator>LibreOffice/5.2.3.1$Linux_X86_64 LibreOffice_project/20m0$Build-1</meta:generator>
    <meta:document-statistic meta:table-count="2" meta:image-count="0" meta:object-count="0" meta:page-count="6" meta:paragraph-count="48" meta:word-count="1567" meta:character-count="8920" meta:non-whitespace-character-count="7344"/>
  </office:meta>
</office:document-meta>
</file>